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1.9047in"/>
    </style:style>
    <style:style style:name="co4" style:family="table-column">
      <style:table-column-properties fo:break-before="auto" style:column-width="1.8189in"/>
    </style:style>
    <style:style style:name="co5" style:family="table-column">
      <style:table-column-properties fo:break-before="auto" style:column-width="1.9799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Python DTW</text:p>
          </table:table-cell>
          <table:table-cell office:value-type="string">
            <text:p>C DTW</text:p>
          </table:table-cell>
          <table:table-cell office:value-type="string">
            <text:p>C FastDTW (r = 20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45">
            <text:p>0.145</text:p>
          </table:table-cell>
          <table:table-cell table:number-columns-repeated="2" office:value-type="float" office:value="0.003">
            <text:p>0.003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163">
            <text:p>0.163</text:p>
          </table:table-cell>
          <table:table-cell table:number-columns-repeated="2" office:value-type="float" office:value="0.004">
            <text:p>0.004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218">
            <text:p>0.218</text:p>
          </table:table-cell>
          <table:table-cell office:value-type="float" office:value="0.009">
            <text:p>0.009</text:p>
          </table:table-cell>
          <table:table-cell office:value-type="float" office:value="0.02">
            <text:p>0.020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.536">
            <text:p>0.536</text:p>
          </table:table-cell>
          <table:table-cell office:value-type="float" office:value="0.018">
            <text:p>0.018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2.893">
            <text:p>2.893</text:p>
          </table:table-cell>
          <table:table-cell office:value-type="float" office:value="0.103">
            <text:p>0.103</text:p>
          </table:table-cell>
          <table:table-cell office:value-type="float" office:value="0.153">
            <text:p>0.153</text:p>
          </table:table-cell>
        </table:table-row>
        <table:table-row table:style-name="ro1">
          <table:table-cell/>
          <table:table-cell office:value-type="float" office:value="750">
            <text:p>750</text:p>
          </table:table-cell>
          <table:table-cell office:value-type="float" office:value="5.945">
            <text:p>5.945</text:p>
          </table:table-cell>
          <table:table-cell office:value-type="float" office:value="0.136">
            <text:p>0.136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0.574">
            <text:p>10.574</text:p>
          </table:table-cell>
          <table:table-cell office:value-type="float" office:value="0.213">
            <text:p>0.213</text:p>
          </table:table-cell>
          <table:table-cell office:value-type="float" office:value="0.226">
            <text:p>0.226</text:p>
          </table:table-cell>
        </table:table-row>
        <table:table-row table:style-name="ro1">
          <table:table-cell/>
          <table:table-cell office:value-type="float" office:value="1500">
            <text:p>1500</text:p>
          </table:table-cell>
          <table:table-cell/>
          <table:table-cell office:value-type="float" office:value="0.383">
            <text:p>0.383</text:p>
          </table:table-cell>
          <table:table-cell office:value-type="float" office:value="0.352">
            <text:p>0.352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/>
          <table:table-cell office:value-type="float" office:value="0.677">
            <text:p>0.677</text:p>
          </table:table-cell>
          <table:table-cell office:value-type="float" office:value="0.397">
            <text:p>0.397</text:p>
          </table:table-cell>
        </table:table-row>
        <table:table-row table:style-name="ro1">
          <table:table-cell/>
          <table:table-cell office:value-type="float" office:value="3000">
            <text:p>3000</text:p>
          </table:table-cell>
          <table:table-cell/>
          <table:table-cell office:value-type="float" office:value="1.506">
            <text:p>1.506</text:p>
          </table:table-cell>
          <table:table-cell office:value-type="float" office:value="0.7">
            <text:p>0.700</text:p>
          </table:table-cell>
        </table:table-row>
        <table:table-row table:style-name="ro1">
          <table:table-cell/>
          <table:table-cell office:value-type="float" office:value="4000">
            <text:p>4000</text:p>
          </table:table-cell>
          <table:table-cell/>
          <table:table-cell office:value-type="float" office:value="2.7">
            <text:p>2.700</text:p>
          </table:table-cell>
          <table:table-cell office:value-type="float" office:value="1.033">
            <text:p>1.033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/>
          <table:table-cell office:value-type="float" office:value="4.575">
            <text:p>4.575</text:p>
          </table:table-cell>
          <table:table-cell office:value-type="float" office:value="1.474">
            <text:p>1.474</text:p>
          </table:table-cell>
        </table:table-row>
        <table:table-row table:style-name="ro1">
          <table:table-cell/>
          <table:table-cell office:value-type="float" office:value="6000">
            <text:p>6000</text:p>
          </table:table-cell>
          <table:table-cell/>
          <table:table-cell office:value-type="float" office:value="7.524">
            <text:p>7.524</text:p>
          </table:table-cell>
          <table:table-cell office:value-type="float" office:value="1.548">
            <text:p>1.548</text:p>
          </table:table-cell>
        </table:table-row>
        <table:table-row table:style-name="ro1">
          <table:table-cell/>
          <table:table-cell>
            <draw:frame table:end-cell-address="Foglio1.E45" table:end-x="1.9642in" table:end-y="0.1772in" draw:z-index="0" draw:style-name="gr1" svg:width="6.8846in" svg:height="5.1862in" svg:x="0.022in" svg:y="0.1354in">
              <draw:object draw:notify-on-update-of-ranges="Foglio1.B5:Foglio1.B18 Foglio1.C4:Foglio1.C4 Foglio1.C5:Foglio1.C18 Foglio1.D4:Foglio1.D4 Foglio1.D5:Foglio1.D18 Foglio1.E4:Foglio1.E4 Foglio1.E5:Foglio1.E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7">
          <table:table-cell table:number-columns-repeated="5"/>
        </table:table-row>
        <table:table-row table:style-name="ro1">
          <table:table-cell/>
          <table:table-cell/>
          <table:table-cell office:value-type="string">
            <text:p>CPU DTW</text:p>
          </table:table-cell>
          <table:table-cell office:value-type="string">
            <text:p>GPU DTW</text:p>
          </table:table-cell>
          <table:table-cell>
            <draw:frame table:end-cell-address="Foglio1.G72" table:end-x="0.3276in" table:end-y="0.1382in" draw:z-index="1" draw:style-name="gr1" svg:width="3.1492in" svg:height="3.0669in" svg:x="0.0398in" svg:y="0.0394in">
              <draw:object draw:notify-on-update-of-ranges="Foglio1.B58:Foglio1.B63 Foglio1.C57:Foglio1.C57 Foglio1.C58:Foglio1.C63 Foglio1.D57:Foglio1.D57 Foglio1.D58:Foglio1.D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91.69">
            <text:p>291.690</text:p>
          </table:table-cell>
          <table:table-cell office:value-type="float" office:value="1.52">
            <text:p>1.520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309.82">
            <text:p>309.820</text:p>
          </table:table-cell>
          <table:table-cell office:value-type="float" office:value="4.09">
            <text:p>4.09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47.79">
            <text:p>447.790</text:p>
          </table:table-cell>
          <table:table-cell office:value-type="float" office:value="13.62">
            <text:p>13.620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967.29">
            <text:p>967.290</text:p>
          </table:table-cell>
          <table:table-cell office:value-type="float" office:value="46.46">
            <text:p>46.460</text:p>
          </table:table-cell>
          <table:table-cell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2488.6">
            <text:p>2488.600</text:p>
          </table:table-cell>
          <table:table-cell office:value-type="float" office:value="175.07">
            <text:p>175.07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PU DTW</text:p>
          </table:table-cell>
          <table:table-cell office:value-type="string">
            <text:p>GPU DTW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PU DTW</text:p>
          </table:table-cell>
          <table:table-cell office:value-type="string">
            <text:p>GPU DTW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PU times are calculate</text:p>
          </table:table-cell>
          <table:table-cell table:number-columns-repeated="2"/>
        </table:table-row>
        <table:table-row table:style-name="ro1" table:number-rows-repeated="654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2">01/22/2010</text:date>, <text:time>17:29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6T22:59:34</meta:creation-date>
    <dc:date>2009-07-10T01:45:30</dc:date>
    <meta:editing-duration>PT04H13M05S</meta:editing-duration>
    <meta:editing-cycles>12</meta:editing-cycles>
    <meta:generator>OpenOffice.org/3.1$Linux OpenOffice.org_project/310m19$Build-9420</meta:generator>
    <meta:print-date>2009-07-06T23:21:50</meta:print-date>
    <meta:document-statistic meta:table-count="3" meta:cell-count="8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9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9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488cm" svg:height="11.804cm" chart:class="chart:bar" chart:style-name="ch1">
        <chart:legend chart:legend-position="end" svg:x="13.92cm" svg:y="5.245cm" chart:style-name="ch2"/>
        <chart:plot-area chart:style-name="ch3" table:cell-range-address="Foglio1.B4:Foglio1.E18" chart:data-source-has-labels="both" svg:x="0.345cm" svg:y="0.235cm" svg:width="13.225cm" svg:height="11.096cm">
          <chart:axis chart:dimension="x" chart:name="primary-x" chart:style-name="ch4">
            <chart:categories table:cell-range-address="Foglio1.B5:Foglio1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:Foglio1.C18" chart:label-cell-address="Foglio1.C4:Foglio1.C4" chart:class="chart:bar">
            <chart:data-point chart:repeated="14"/>
          </chart:series>
          <chart:series chart:style-name="ch8" chart:values-cell-range-address="Foglio1.D5:Foglio1.D18" chart:label-cell-address="Foglio1.D4:Foglio1.D4" chart:class="chart:bar">
            <chart:data-point chart:repeated="14"/>
          </chart:series>
          <chart:series chart:style-name="ch9" chart:values-cell-range-address="Foglio1.E5:Foglio1.E18" chart:label-cell-address="Foglio1.E4:Foglio1.E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4:Foglio1.C4">Python DTW</text:p>
              </table:table-cell>
              <table:table-cell office:value-type="string">
                <text:p text:id="Foglio1.D4:Foglio1.D4">C DTW</text:p>
              </table:table-cell>
              <table:table-cell office:value-type="string">
                <text:p text:id="Foglio1.E4:Foglio1.E4">C FastDTW (r = 20)</text:p>
              </table:table-cell>
            </table:table-row>
          </table:table-header-rows>
          <table:table-rows>
            <table:table-row>
              <table:table-cell office:value-type="string">
                <text:p text:id="Foglio1.B5:Foglio1.B18"/>
              </table:table-cell>
              <table:table-cell office:value-type="float" office:value="1.#NAN">
                <text:p text:id="Foglio1.C5:Foglio1.C18">1.#NAN</text:p>
              </table:table-cell>
              <table:table-cell office:value-type="float" office:value="1.#NAN">
                <text:p text:id="Foglio1.D5:Foglio1.D18">1.#NAN</text:p>
              </table:table-cell>
              <table:table-cell office:value-type="float" office:value="1.#NAN">
                <text:p text:id="Foglio1.E5:Foglio1.E18"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5">
                <text:p>0.14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3">
                <text:p>0.16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8">
                <text:p>0.218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36">
                <text:p>0.536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893">
                <text:p>2.893</text:p>
              </table:table-cell>
              <table:table-cell office:value-type="float" office:value="0.103">
                <text:p>0.10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945">
                <text:p>5.945</text:p>
              </table:table-cell>
              <table:table-cell office:value-type="float" office:value="0.136">
                <text:p>0.13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574">
                <text:p>10.574</text:p>
              </table:table-cell>
              <table:table-cell office:value-type="float" office:value="0.213">
                <text:p>0.21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.#NAN">
                <text:p>1.#NAN</text:p>
              </table:table-cell>
              <table:table-cell office:value-type="float" office:value="0.383">
                <text:p>0.3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.#NAN">
                <text:p>1.#NAN</text:p>
              </table:table-cell>
              <table:table-cell office:value-type="float" office:value="0.677">
                <text:p>0.677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.#NAN">
                <text:p>1.#NAN</text:p>
              </table:table-cell>
              <table:table-cell office:value-type="float" office:value="1.506">
                <text:p>1.5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2.7">
                <text:p>2.7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.#NAN">
                <text:p>1.#NAN</text:p>
              </table:table-cell>
              <table:table-cell office:value-type="float" office:value="4.575">
                <text:p>4.575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#NAN">
                <text:p>1.#NAN</text:p>
              </table:table-cell>
              <table:table-cell office:value-type="float" office:value="7.524">
                <text:p>7.524</text:p>
              </table:table-cell>
              <table:table-cell office:value-type="float" office:value="1.548">
                <text:p>1.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119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1.817cm" svg:y="0.141cm" chart:style-name="ch2">
          <text:p>Confronto CPU - GPU</text:p>
        </chart:title>
        <chart:subtitle svg:x="0.878cm" svg:y="0.784cm" chart:style-name="ch3">
          <text:p>Tempi di esecuzione di 100.000 Dtw</text:p>
        </chart:subtitle>
        <chart:legend chart:legend-position="end" svg:x="5.814cm" svg:y="3.031cm" chart:style-name="ch4"/>
        <chart:plot-area chart:style-name="ch5" table:cell-range-address="Foglio1.B57:Foglio1.D63" chart:data-source-has-labels="both" svg:x="0.119cm" svg:y="1.375cm" svg:width="5.536cm" svg:height="5.406cm">
          <chart:axis chart:dimension="x" chart:name="primary-x" chart:style-name="ch6">
            <chart:title svg:x="0.858cm" svg:y="6.349cm" chart:style-name="ch7">
              <text:p>Lunghezza delle serie temporali</text:p>
            </chart:title>
            <chart:categories table:cell-range-address="Foglio1.B58:Foglio1.B63"/>
          </chart:axis>
          <chart:axis chart:dimension="y" chart:name="primary-y" chart:style-name="ch8">
            <chart:title svg:x="0.161cm" svg:y="5.763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Foglio1.C58:Foglio1.C63" chart:label-cell-address="Foglio1.C57:Foglio1.C57" chart:class="chart:bar">
            <chart:data-point chart:repeated="6"/>
          </chart:series>
          <chart:series chart:style-name="ch12" chart:values-cell-range-address="Foglio1.D58:Foglio1.D63" chart:label-cell-address="Foglio1.D57:Foglio1.D5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C57:Foglio1.C57">CPU DTW</text:p>
              </table:table-cell>
              <table:table-cell office:value-type="string">
                <text:p text:id="Foglio1.D57:Foglio1.D57">GPU DTW</text:p>
              </table:table-cell>
            </table:table-row>
          </table:table-header-rows>
          <table:table-rows>
            <table:table-row>
              <table:table-cell office:value-type="string">
                <text:p text:id="Foglio1.B58:Foglio1.B63"/>
              </table:table-cell>
              <table:table-cell office:value-type="float" office:value="1.#NAN">
                <text:p text:id="Foglio1.C58:Foglio1.C63">1.#NAN</text:p>
              </table:table-cell>
              <table:table-cell office:value-type="float" office:value="1.#NAN">
                <text:p text:id="Foglio1.D58:Foglio1.D63"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